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Util.sendEmail( String realm , EmailNotification msg , SmtpConfiguration smtp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otificationUtil.send( String realm , Notification msg , Object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tificationUtil.sendSms( String realm , SmsNotification msg , SmsConfiguration sms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